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Google Sans" svg:font-family="'Google Sans', sans-serif"/>
    <style:font-face style:name="Google Sans Text" svg:font-family="'Google Sans Text', sans-serif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Ubuntu Mono" svg:font-family="'Ubuntu Mono'" style:font-family-generic="modern" style:font-pitch="fixed"/>
  </office:font-face-decls>
  <office:automatic-styles>
    <style:style style:name="Table1" style:family="table">
      <style:table-properties style:width="6.7917in" fo:margin-left="0.1396in" table:align="left"/>
    </style:style>
    <style:style style:name="Table1.A" style:family="table-column">
      <style:table-column-properties style:column-width="6.7917in"/>
    </style:style>
    <style:style style:name="Table1.A1" style:family="table-cell">
      <style:table-cell-properties fo:padding="0.0382in" fo:border="0.5pt solid #000000"/>
    </style:style>
    <style:style style:name="Table2" style:family="table">
      <style:table-properties style:width="6.4681in" table:align="left"/>
    </style:style>
    <style:style style:name="Table2.A" style:family="table-column">
      <style:table-column-properties style:column-width="0.8708in"/>
    </style:style>
    <style:style style:name="Table2.B" style:family="table-column">
      <style:table-column-properties style:column-width="1.4049in"/>
    </style:style>
    <style:style style:name="Table2.C" style:family="table-column">
      <style:table-column-properties style:column-width="4.1924in"/>
    </style:style>
    <style:style style:name="Table2.A1" style:family="table-cell">
      <style:table-cell-properties style:vertical-align="middle" fo:padding="0.0194in" fo:border="0.05pt solid #000000"/>
    </style:style>
    <style:style style:name="Table3" style:family="table">
      <style:table-properties style:width="6.8854in" fo:margin-left="0.0458in" table:align="left"/>
    </style:style>
    <style:style style:name="Table3.A" style:family="table-column">
      <style:table-column-properties style:column-width="6.8854in"/>
    </style:style>
    <style:style style:name="Table3.A1" style:family="table-cell">
      <style:table-cell-properties fo:padding="0.0382in" fo:border="0.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1" style:family="table-row">
      <style:table-row-properties style:min-row-height="2.4167in"/>
    </style:style>
    <style:style style:name="Table8.A1" style:family="table-cell">
      <style:table-cell-properties fo:padding="0.0382in" fo:border="0.5pt solid #000000"/>
    </style:style>
    <style:style style:name="P1" style:family="paragraph" style:parent-style-name="Text_20_body">
      <style:text-properties officeooo:rsid="001c3279" officeooo:paragraph-rsid="001c3279"/>
    </style:style>
    <style:style style:name="P2" style:family="paragraph" style:parent-style-name="Contents_20_2">
      <style:paragraph-properties>
        <style:tab-stops>
          <style:tab-stop style:position="6.728in" style:type="right" style:leader-style="dotted" style:leader-text="."/>
        </style:tab-stops>
      </style:paragraph-properties>
    </style:style>
    <style:style style:name="P3" style:family="paragraph" style:parent-style-name="Text_20_body">
      <style:text-properties officeooo:paragraph-rsid="0016228f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text-properties fo:font-weight="bold"/>
    </style:style>
    <style:style style:name="P6" style:family="paragraph" style:parent-style-name="Table_20_Contents">
      <style:text-properties fo:color="#443205" loext:opacity="100%" style:font-name="Ubuntu Mono" fo:font-style="normal" style:font-style-asian="normal" style:font-style-complex="normal"/>
    </style:style>
    <style:style style:name="P7" style:family="paragraph" style:parent-style-name="Table_20_Contents">
      <style:text-properties fo:color="#443205" loext:opacity="100%" style:font-name="Ubuntu Mono" fo:font-style="normal" fo:background-color="transparent" style:font-style-asian="normal" style:font-style-complex="normal"/>
    </style:style>
    <style:style style:name="P8" style:family="paragraph" style:parent-style-name="Text_20_body" style:list-style-name="L2"/>
    <style:style style:name="P9" style:family="paragraph" style:parent-style-name="Heading_20_3">
      <style:text-properties style:font-name="Google Sans"/>
    </style:style>
    <style:style style:name="P10" style:family="paragraph" style:parent-style-name="Table_20_Contents">
      <style:paragraph-properties fo:margin-left="0in" fo:margin-right="0in" fo:margin-top="0in" fo:margin-bottom="0in" style:contextual-spacing="false" fo:line-height="114%" fo:text-indent="0in" style:auto-text-indent="false"/>
    </style:style>
    <style:style style:name="P11" style:family="paragraph" style:parent-style-name="Table_20_Contents">
      <style:paragraph-properties fo:margin-left="0in" fo:margin-right="0in" fo:margin-top="0in" fo:margin-bottom="0.0835in" style:contextual-spacing="false" fo:line-height="114%" fo:text-indent="0in" style:auto-text-indent="false"/>
      <style:text-properties style:font-name="Google Sans Text" fo:font-weight="bold"/>
    </style:style>
    <style:style style:name="P12" style:family="paragraph" style:parent-style-name="Table_20_Contents">
      <style:paragraph-properties fo:margin-left="0in" fo:margin-right="0in" fo:margin-top="0in" fo:margin-bottom="0.0835in" style:contextual-spacing="false" fo:line-height="114%" fo:text-indent="0in" style:auto-text-indent="false"/>
    </style:style>
    <style:style style:name="P13" style:family="paragraph" style:parent-style-name="Table_20_Contents">
      <style:paragraph-properties fo:margin-left="0in" fo:margin-right="0in" fo:margin-top="0in" fo:margin-bottom="0.0835in" style:contextual-spacing="false" fo:line-height="114%" fo:text-indent="0in" style:auto-text-indent="false"/>
      <style:text-properties style:font-name="Google Sans Text"/>
    </style:style>
    <style:style style:name="P14" style:family="paragraph" style:parent-style-name="Text_20_body">
      <style:text-properties officeooo:rsid="0016228f" officeooo:paragraph-rsid="0016228f"/>
    </style:style>
    <style:style style:name="P15" style:family="paragraph" style:parent-style-name="Text_20_body">
      <style:text-properties fo:font-weight="bold"/>
    </style:style>
    <style:style style:name="P16" style:family="paragraph" style:parent-style-name="Table_20_Contents">
      <style:text-properties fo:color="#472702" loext:opacity="100%" style:font-name="Ubuntu Mono"/>
    </style:style>
    <style:style style:name="P17" style:family="paragraph" style:parent-style-name="Heading_20_3">
      <style:paragraph-properties fo:margin-top="0in" fo:margin-bottom="0.0835in" style:contextual-spacing="false"/>
    </style:style>
    <style:style style:name="P18" style:family="paragraph" style:parent-style-name="Text_20_body" style:list-style-name="L3"/>
    <style:style style:name="P19" style:family="paragraph" style:parent-style-name="Text_20_body" style:list-style-name="L4"/>
    <style:style style:name="P20" style:family="paragraph" style:parent-style-name="Heading_20_2">
      <style:text-properties officeooo:paragraph-rsid="001b6664"/>
    </style:style>
    <style:style style:name="P21" style:family="paragraph" style:parent-style-name="Heading_20_3">
      <style:paragraph-properties fo:margin-top="0in" fo:margin-bottom="0in" style:contextual-spacing="false"/>
    </style:style>
    <style:style style:name="P22" style:family="paragraph" style:parent-style-name="Text_20_body" style:list-style-name="L5">
      <style:text-properties officeooo:rsid="0016228f"/>
    </style:style>
    <style:style style:name="P23" style:family="paragraph" style:parent-style-name="Heading_20_3">
      <style:paragraph-properties fo:margin-top="0in" fo:margin-bottom="0.0835in" style:contextual-spacing="false"/>
      <style:text-properties officeooo:rsid="0016228f"/>
    </style:style>
    <style:style style:name="P24" style:family="paragraph" style:parent-style-name="Text_20_body" style:list-style-name="L6">
      <style:text-properties officeooo:rsid="0016228f"/>
    </style:style>
    <style:style style:name="P25" style:family="paragraph" style:parent-style-name="Text_20_body" style:list-style-name="L7">
      <style:text-properties officeooo:rsid="0016228f"/>
    </style:style>
    <style:style style:name="P26" style:family="paragraph" style:parent-style-name="Text_20_body">
      <style:text-properties officeooo:rsid="0016228f"/>
    </style:style>
    <style:style style:name="P27" style:family="paragraph" style:parent-style-name="Text_20_body">
      <style:text-properties officeooo:rsid="0016228f" officeooo:paragraph-rsid="0017f7d5"/>
    </style:style>
    <style:style style:name="P28" style:family="paragraph" style:parent-style-name="Heading_20_2">
      <style:paragraph-properties fo:margin-top="0in" fo:margin-bottom="0in" style:contextual-spacing="false"/>
    </style:style>
    <style:style style:name="P29" style:family="paragraph" style:parent-style-name="Text_20_body">
      <style:paragraph-properties fo:margin-left="0in" fo:margin-right="0in" fo:text-indent="0in" style:auto-text-indent="false"/>
      <style:text-properties officeooo:rsid="0016228f"/>
    </style:style>
    <style:style style:name="P30" style:family="paragraph" style:parent-style-name="Horizontal_20_Line">
      <style:paragraph-properties fo:margin-top="0in" fo:margin-bottom="0.0835in" style:contextual-spacing="false"/>
      <style:text-properties officeooo:rsid="0016228f"/>
    </style:style>
    <style:style style:name="P31" style:family="paragraph" style:parent-style-name="Text_20_body">
      <style:text-properties officeooo:rsid="0016228f" officeooo:paragraph-rsid="001b6664"/>
    </style:style>
    <style:style style:name="P32" style:family="paragraph" style:parent-style-name="Text_20_body" style:list-style-name="L8">
      <style:text-properties officeooo:rsid="0016228f"/>
    </style:style>
    <style:style style:name="P33" style:family="paragraph" style:parent-style-name="Text_20_body" style:list-style-name="L9">
      <style:text-properties officeooo:rsid="0016228f"/>
    </style:style>
    <style:style style:name="P34" style:family="paragraph" style:parent-style-name="Text_20_body" style:list-style-name="L9">
      <style:text-properties fo:font-weight="bold" officeooo:rsid="0016228f"/>
    </style:style>
    <style:style style:name="P35" style:family="paragraph" style:parent-style-name="Quotations">
      <style:paragraph-properties fo:margin-left="0.3937in" fo:margin-right="0.3937in" fo:margin-top="0in" fo:margin-bottom="0.0835in" style:contextual-spacing="false" fo:text-indent="0in" style:auto-text-indent="false"/>
      <style:text-properties officeooo:rsid="0016228f"/>
    </style:style>
    <style:style style:name="P36" style:family="paragraph" style:parent-style-name="Heading_20_3">
      <style:text-properties officeooo:rsid="0016228f" officeooo:paragraph-rsid="0017f7d5"/>
    </style:style>
    <style:style style:name="P37" style:family="paragraph" style:parent-style-name="Text_20_body">
      <style:text-properties officeooo:rsid="0016228f" officeooo:paragraph-rsid="00182c83"/>
    </style:style>
    <style:style style:name="P38" style:family="paragraph" style:parent-style-name="Text_20_body" style:list-style-name="L10"/>
    <style:style style:name="P39" style:family="paragraph" style:parent-style-name="Preformatted_20_Text">
      <style:paragraph-properties fo:margin-top="0in" fo:margin-bottom="0.1965in" style:contextual-spacing="false"/>
    </style:style>
    <style:style style:name="P40" style:family="paragraph" style:parent-style-name="Standard">
      <style:paragraph-properties style:border-line-width-bottom="0.0008in 0.0138in 0.0008in" fo:padding="0.0291in" fo:border-left="none" fo:border-right="none" fo:border-top="none" fo:border-bottom="1.11pt double #000000" style:join-border="false"/>
    </style:style>
    <style:style style:name="T1" style:family="text">
      <style:text-properties fo:color="#472702" loext:opacity="100%" fo:font-size="32pt" fo:font-weight="bold" style:font-size-asian="32pt" style:font-weight-asian="bold" style:font-size-complex="32pt" style:font-weight-complex="bold"/>
    </style:style>
    <style:style style:name="T2" style:family="text">
      <style:text-properties fo:font-weight="bold"/>
    </style:style>
    <style:style style:name="T3" style:family="text">
      <style:text-properties fo:background-color="transparent" loext:char-shading-value="0"/>
    </style:style>
    <style:style style:name="T4" style:family="text">
      <style:text-properties style:font-name="Google Sans Text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color="#472702" loext:opacity="100%" fo:font-style="italic" style:font-style-asian="italic" style:font-style-complex="italic"/>
    </style:style>
    <style:style style:name="T7" style:family="text">
      <style:text-properties fo:font-style="italic"/>
    </style:style>
    <style:style style:name="T8" style:family="text">
      <style:text-properties officeooo:rsid="0016228f"/>
    </style:style>
    <style:style style:name="T9" style:family="text">
      <style:text-properties style:font-name="Liberation Serif" fo:font-size="14pt" fo:font-weight="bold" style:font-name-asian="NSimSun1" style:font-size-asian="14pt" style:font-weight-asian="bold" style:font-name-complex="Arial2" style:font-size-complex="14pt" style:font-weight-complex="bold"/>
    </style:style>
    <style:style style:name="fr1" style:family="graphic" style:parent-style-name="Inline_20_Heading">
      <style:graphic-properties style:vertical-pos="middle" style:vertical-rel="text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1"><text:tab/><text:tab/><text:tab/><text:tab/><text:span text:style-name="T1">Jenkins</text:span> </text:p>
      <text:p text:style-name="Text_20_body"/>
      <text:p text:style-name="Text_20_body"/>
      <text:table-of-content text:style-name="Sect1" text:protected="true" text:name="Table of Contents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2"><text:a xlink:type="simple" xlink:href="#__RefHeading___Toc603_4237929829" text:style-name="Index_20_Link" text:visited-style-name="Index_20_Link">Parameterized Job<text:tab/>2</text:a></text:p>
          <text:p text:style-name="P2"><text:a xlink:type="simple" xlink:href="#__RefHeading___Toc613_4237929829" text:style-name="Index_20_Link" text:visited-style-name="Index_20_Link">The when Directive (Decision Making)<text:tab/>4</text:a></text:p>
          <text:p text:style-name="P2"><text:a xlink:type="simple" xlink:href="#__RefHeading___Toc1021_3111716245" text:style-name="Index_20_Link" text:visited-style-name="Index_20_Link">SSH Agent<text:tab/>6</text:a></text:p>
          <text:p text:style-name="P2"><text:a xlink:type="simple" xlink:href="#__RefHeading___Toc729_4237929829COPY_IS_MOVE" text:style-name="Index_20_Link" text:visited-style-name="Index_20_Link"><text:tab/>6</text:a></text:p>
          <text:p text:style-name="P2"><text:a xlink:type="simple" xlink:href="#__RefHeading___Toc1019_3111716245" text:style-name="Index_20_Link" text:visited-style-name="Index_20_Link">Docker Agent<text:tab/>8</text:a></text:p>
        </text:index-body>
      </text:table-of-conten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h text:style-name="Heading_20_2" text:outline-level="2"><text:bookmark-start text:name="__RefHeading___Toc603_4237929829"/>Parameterized Job<text:bookmark-end text:name="__RefHeading___Toc603_4237929829"/></text:h>
      <text:p text:style-name="P3"/>
      <text:h text:style-name="Heading_20_3" text:outline-level="3"><text:bookmark-start text:name="__RefHeading___Toc605_4237929829"/>Step 1: Create the Parameterized Job <text:bookmark-end text:name="__RefHeading___Toc605_4237929829"/></text:h>
      <text:list text:style-name="L1">
        <text:list-item>
          <text:p text:style-name="P4">Open your Jenkins Dashboard.</text:p>
        </text:list-item>
        <text:list-item>
          <text:p text:style-name="P4">Click <text:span text:style-name="T2">New Item</text:span>, give it a name (e.g., <text:span text:style-name="Source_20_Text">Full-Parameter-Demo</text:span>), select <text:span text:style-name="T2">Pipeline</text:span>, and click <text:span text:style-name="T2">OK</text:span>.</text:p>
        </text:list-item>
        <text:list-item>
          <text:p text:style-name="P4">Scroll down to the <text:span text:style-name="T2">Pipeline</text:span> section.</text:p>
        </text:list-item>
        <text:list-item>
          <text:p text:style-name="P4">In the <text:span text:style-name="T2">Definition</text:span> dropdown, ensure <text:span text:style-name="T2">Pipeline script</text:span> is selected.</text:p>
        </text:list-item>
        <text:list-item>
          <text:p text:style-name="P4">Paste the code provided in the next section into the script box.</text:p>
        </text:list-item>
        <text:list-item>
          <text:p text:style-name="P5">Click Save.</text:p>
        </text:list-item>
      </text:list>
      <text:p text:style-name="Text_20_body"/>
      <text:h text:style-name="Heading_20_3" text:outline-level="3"><text:bookmark-start text:name="__RefHeading___Toc607_4237929829"/>Step 2: Example Pipeline Code (All Common Types)<text:bookmark-end text:name="__RefHeading___Toc607_4237929829"/></text:h>
      <text:p text:style-name="Text_20_body">This script demonstrates the most frequently used parameter types and how to access them within your stages.</text:p>
      <text:p text:style-name="Text_20_body"/>
      <table:table table:name="Table1" table:style-name="Table1">
        <table:table-column table:style-name="Table1.A"/>
        <table:table-row>
          <table:table-cell table:style-name="Table1.A1" office:value-type="string">
            <text:p text:style-name="P6">p<text:span text:style-name="T3">ipeline {</text:span></text:p>
            <text:p text:style-name="P7"><text:s text:c="4"/>agent any</text:p>
            <text:p text:style-name="P7"/>
            <text:p text:style-name="P7"><text:s text:c="4"/>parameters {</text:p>
            <text:p text:style-name="P7"><text:s text:c="8"/>// 1. String Parameter</text:p>
            <text:p text:style-name="P7"><text:s text:c="8"/>string(name: 'PERSON_NAME', defaultValue: 'John Doe', description: 'Who is running this?')</text:p>
            <text:p text:style-name="P7"/>
            <text:p text:style-name="P7"><text:s text:c="8"/>// 2. Text Parameter (Multi-line)</text:p>
            <text:p text:style-name="P7"><text:s text:c="8"/>text(name: 'BIOGRAPHY', defaultValue: '', description: 'Enter a short bio')</text:p>
            <text:p text:style-name="P7"/>
            <text:p text:style-name="P7"><text:s text:c="8"/>// 3. Choice Parameter (Dropdown)</text:p>
            <text:p text:style-name="P7"><text:s text:c="8"/>choice(name: 'ENVIRONMENT', choices: ['Dev', 'Staging', 'Production'], description: 'Select target env')</text:p>
            <text:p text:style-name="P7"/>
            <text:p text:style-name="P7"><text:s text:c="8"/>// 4. Boolean Parameter (Checkbox)</text:p>
            <text:p text:style-name="P7"><text:s text:c="8"/>booleanParam(name: 'RELEASE_BUILD', defaultValue: false, description: 'Is this a release?')</text:p>
            <text:p text:style-name="P7"/>
            <text:p text:style-name="P7"><text:s text:c="8"/>// 5. Password Parameter (Masked in UI and logs)</text:p>
            <text:p text:style-name="P7"><text:s text:c="8"/>password(name: 'API_KEY', defaultValue: '', description: 'Enter <text:soft-page-break/>your secret API key')</text:p>
            <text:p text:style-name="P7"><text:s text:c="4"/>}</text:p>
            <text:p text:style-name="P7"/>
            <text:p text:style-name="P7"><text:s text:c="4"/>stages {</text:p>
            <text:p text:style-name="P7"><text:s text:c="8"/>stage('Display Parameters') {</text:p>
            <text:p text:style-name="P7"><text:s text:c="12"/>steps {</text:p>
            <text:p text:style-name="P7"><text:s text:c="16"/>echo "Hello, ${params.PERSON_NAME}!"</text:p>
            <text:p text:style-name="P7"><text:s text:c="16"/>echo "Deploying to: ${params.ENVIRONMENT}"</text:p>
            <text:p text:style-name="P7"><text:s text:c="16"/></text:p>
            <text:p text:style-name="P7"><text:s text:c="16"/>// Logic based on Boolean</text:p>
            <text:p text:style-name="P7"><text:s text:c="16"/>script {</text:p>
            <text:p text:style-name="P7"><text:s text:c="20"/>if (params.RELEASE_BUILD) {</text:p>
            <text:p text:style-name="P7"><text:s text:c="24"/>echo "Warning: This is a RELEASE build!"</text:p>
            <text:p text:style-name="P7"><text:s text:c="20"/>} else {</text:p>
            <text:p text:style-name="P7"><text:s text:c="24"/>echo "This is a standard build."</text:p>
            <text:p text:style-name="P7"><text:s text:c="20"/>}</text:p>
            <text:p text:style-name="P7"><text:s text:c="16"/>}</text:p>
            <text:p text:style-name="P7"><text:s text:c="12"/>}</text:p>
            <text:p text:style-name="P7"><text:s text:c="8"/>}</text:p>
            <text:p text:style-name="P7"/>
            <text:p text:style-name="P7"><text:s text:c="8"/>stage('Secure Task') {</text:p>
            <text:p text:style-name="P7"><text:s text:c="12"/>steps {</text:p>
            <text:p text:style-name="P7"><text:s text:c="16"/>// Accessing password (automatically masked)</text:p>
            <text:p text:style-name="P7"><text:s text:c="16"/>echo "Using API Key: ${params.API_KEY}"</text:p>
            <text:p text:style-name="P7"><text:s text:c="12"/>}</text:p>
            <text:p text:style-name="P7"><text:s text:c="8"/>}</text:p>
            <text:p text:style-name="P7"><text:s text:c="4"/>}</text:p>
            <text:p text:style-name="P7">}</text:p>
          </table:table-cell>
        </table:table-row>
      </table:table>
      <text:p text:style-name="Text_20_body"/>
      <text:h text:style-name="Heading_20_3" text:outline-level="3"><text:bookmark-start text:name="__RefHeading___Toc609_4237929829"/>Step 3: Triggering the Build<text:bookmark-end text:name="__RefHeading___Toc609_4237929829"/></text:h>
      <text:list text:style-name="L2">
        <text:list-item>
          <text:p text:style-name="P8"><text:span text:style-name="T2">First Run:</text:span> Because you just pasted the code, Jenkins doesn't "know" the parameters yet. Click <text:span text:style-name="T2">Build Now</text:span> once. It will likely fail or run with defaults.</text:p>
        </text:list-item>
        <text:list-item>
          <text:p text:style-name="P8"><text:span text:style-name="T2">Refresh:</text:span> Refresh the page. You will notice "Build Now" has changed to <text:span text:style-name="T2">"Build with Parameters"</text:span>.</text:p>
        </text:list-item>
        <text:list-item>
          <text:p text:style-name="P8"><text:span text:style-name="T2">Input Values:</text:span> Click it, fill out the form (type your name, select an environment, check the box), and click <text:span text:style-name="T2">Build</text:span>.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9" text:outline-level="3"><text:bookmark-start text:name="__RefHeading___Toc611_4237929829"/><text:soft-page-break/>Parameter Types Reference Table<text:bookmark-end text:name="__RefHeading___Toc611_4237929829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10"><text:span text:style-name="Strong_20_Emphasis"><text:span text:style-name="T4">Type</text:span></text:span></text:p>
            </table:table-cell>
            <table:table-cell table:style-name="Table2.A1" office:value-type="string">
              <text:p text:style-name="P10"><text:span text:style-name="Strong_20_Emphasis"><text:span text:style-name="T4">Syntax</text:span></text:span></text:p>
            </table:table-cell>
            <table:table-cell table:style-name="Table2.A1" office:value-type="string">
              <text:p text:style-name="P10"><text:span text:style-name="Strong_20_Emphasis"><text:span text:style-name="T4">Best Use Case</text:span></text:span></text:p>
            </table:table-cell>
          </table:table-row>
        </table:table-header-rows>
        <table:table-row>
          <table:table-cell table:style-name="Table2.A1" office:value-type="string">
            <text:p text:style-name="P11">String</text:p>
          </table:table-cell>
          <table:table-cell table:style-name="Table2.A1" office:value-type="string">
            <text:p text:style-name="P12"><text:span text:style-name="Source_20_Text"><text:span text:style-name="T4">string(...)</text:span></text:span></text:p>
          </table:table-cell>
          <table:table-cell table:style-name="Table2.A1" office:value-type="string">
            <text:p text:style-name="P13">Single-line text like a Branch name or Tag.</text:p>
          </table:table-cell>
        </table:table-row>
        <table:table-row>
          <table:table-cell table:style-name="Table2.A1" office:value-type="string">
            <text:p text:style-name="P11">Text</text:p>
          </table:table-cell>
          <table:table-cell table:style-name="Table2.A1" office:value-type="string">
            <text:p text:style-name="P12"><text:span text:style-name="Source_20_Text"><text:span text:style-name="T4">text(...)</text:span></text:span></text:p>
          </table:table-cell>
          <table:table-cell table:style-name="Table2.A1" office:value-type="string">
            <text:p text:style-name="P13">Multi-line input like a release note or SSH public key.</text:p>
          </table:table-cell>
        </table:table-row>
        <table:table-row>
          <table:table-cell table:style-name="Table2.A1" office:value-type="string">
            <text:p text:style-name="P11">Choice</text:p>
          </table:table-cell>
          <table:table-cell table:style-name="Table2.A1" office:value-type="string">
            <text:p text:style-name="P12"><text:span text:style-name="Source_20_Text"><text:span text:style-name="T4">choice(...)</text:span></text:span></text:p>
          </table:table-cell>
          <table:table-cell table:style-name="Table2.A1" office:value-type="string">
            <text:p text:style-name="P13">Fixed options like Environment (Dev/Prod) or Regions.</text:p>
          </table:table-cell>
        </table:table-row>
        <table:table-row>
          <table:table-cell table:style-name="Table2.A1" office:value-type="string">
            <text:p text:style-name="P11">Boolean</text:p>
          </table:table-cell>
          <table:table-cell table:style-name="Table2.A1" office:value-type="string">
            <text:p text:style-name="P12"><text:span text:style-name="Source_20_Text"><text:span text:style-name="T4">booleanParam(...)</text:span></text:span></text:p>
          </table:table-cell>
          <table:table-cell table:style-name="Table2.A1" office:value-type="string">
            <text:p text:style-name="P13">On/Off switches like "Run Tests" or "Clean Workspace".</text:p>
          </table:table-cell>
        </table:table-row>
        <table:table-row>
          <table:table-cell table:style-name="Table2.A1" office:value-type="string">
            <text:p text:style-name="P11">Password</text:p>
          </table:table-cell>
          <table:table-cell table:style-name="Table2.A1" office:value-type="string">
            <text:p text:style-name="P12"><text:span text:style-name="Source_20_Text"><text:span text:style-name="T4">password(...)</text:span></text:span></text:p>
          </table:table-cell>
          <table:table-cell table:style-name="Table2.A1" office:value-type="string">
            <text:p text:style-name="P13">Sensitive tokens or passwords (hidden in UI).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>A Jenkins Pipeline's <text:span text:style-name="Source_20_Text">post</text:span> section is where you define actions to run after the main stage's execution. It provides a way to handle cleanup, notifications, or other final tasks, regardless of whether the build was successful or failed.</text:p>
      <text:p text:style-name="P14">#################################################################################</text:p>
      <text:p text:style-name="P3"/>
      <text:h text:style-name="Heading_20_2" text:outline-level="2"><text:bookmark-start text:name="__RefHeading___Toc613_4237929829"/>The <text:span text:style-name="Source_20_Text">when</text:span> Directive (Decision Making) <text:bookmark-end text:name="__RefHeading___Toc613_4237929829"/></text:h>
      <text:p text:style-name="Text_20_body">The <text:span text:style-name="Source_20_Text">when</text:span> block is used inside a <text:span text:style-name="Source_20_Text">stage</text:span>. It tells Jenkins: "Check this rule first; if it's false, skip this entire stage." </text:p>
      <text:p text:style-name="Text_20_body"/>
      <text:p text:style-name="P15">Jenkinsfile Snippet:</text:p>
      <text:p text:style-name="Text_20_body"/>
      <table:table table:name="Table3" table:style-name="Table3">
        <table:table-column table:style-name="Table3.A"/>
        <table:table-row>
          <table:table-cell table:style-name="Table3.A1" office:value-type="string">
            <text:p text:style-name="P16">stage('Deploy to Production') {</text:p>
            <text:p text:style-name="P16"><text:s text:c="4"/>when {</text:p>
            <text:p text:style-name="P16"><text:s text:c="8"/>branch 'main' // Only runs if the current branch is main</text:p>
            <text:p text:style-name="P16"><text:s text:c="4"/>}</text:p>
            <text:p text:style-name="P16"><text:s text:c="4"/>steps {</text:p>
            <text:p text:style-name="P16"><text:s text:c="8"/>echo "Deploying to the live website..."</text:p>
            <text:p text:style-name="P16"><text:s text:c="4"/>}</text:p>
            <text:p text:style-name="P16">}<text:span text:style-name="T5"/></text:p>
          </table:table-cell>
        </table:table-row>
      </table:table>
      <text:p text:style-name="Text_20_body"/>
      <text:h text:style-name="Heading_20_2" text:outline-level="2"><text:soft-page-break/></text:h>
      <text:h text:style-name="Heading_20_3" text:outline-level="3"><text:bookmark-start text:name="__RefHeading___Toc723_4237929829"/>The <text:span text:style-name="Source_20_Text">post</text:span> Directive (Reactionary Logic)<text:bookmark-end text:name="__RefHeading___Toc723_4237929829"/></text:h>
      <text:p text:style-name="Text_20_body">The <text:span text:style-name="Source_20_Text">post</text:span> block runs at the end of a stage or the whole pipeline. It reacts to the <text:span text:style-name="T2">status</text:span> of the build.</text:p>
      <text:h text:style-name="P17" text:outline-level="3"><text:bookmark-start text:name="__RefHeading___Toc725_4237929829"/>Common Conditions:<text:bookmark-end text:name="__RefHeading___Toc725_4237929829"/></text:h>
      <text:list text:style-name="L3">
        <text:list-item>
          <text:p text:style-name="P18"><text:span text:style-name="Source_20_Text"><text:span text:style-name="T2">always</text:span></text:span>: Runs no matter what (good for cleaning up files).</text:p>
        </text:list-item>
        <text:list-item>
          <text:p text:style-name="P18"><text:span text:style-name="Source_20_Text"><text:span text:style-name="T2">success</text:span></text:span>: Runs only if everything went perfectly.</text:p>
        </text:list-item>
        <text:list-item>
          <text:p text:style-name="P18"><text:span text:style-name="Source_20_Text"><text:span text:style-name="T2">failure</text:span></text:span>: Runs only if the build or tests crashed.</text:p>
        </text:list-item>
      </text:list>
      <text:p text:style-name="Text_20_body"/>
      <text:p text:style-name="Text_20_body"/>
      <text:p text:style-name="Text_20_body"/>
      <text:p text:style-name="P15">Jenkinsfile Snippet:</text:p>
      <text:p text:style-name="Text_20_body"/>
      <table:table table:name="Table4" table:style-name="Table4">
        <table:table-column table:style-name="Table4.A"/>
        <table:table-row>
          <table:table-cell table:style-name="Table4.A1" office:value-type="string">
            <text:p text:style-name="P16">pipeline {</text:p>
            <text:p text:style-name="P16"><text:s text:c="4"/>agent any</text:p>
            <text:p text:style-name="P16"><text:s text:c="4"/>stages {</text:p>
            <text:p text:style-name="P16"><text:s text:c="8"/>stage('Test') {</text:p>
            <text:p text:style-name="P16"><text:s text:c="12"/>steps {</text:p>
            <text:p text:style-name="P16"><text:s text:c="16"/>sh './run-tests.sh' </text:p>
            <text:p text:style-name="P16"><text:s text:c="12"/>}</text:p>
            <text:p text:style-name="P16"><text:s text:c="8"/>}</text:p>
            <text:p text:style-name="P16"><text:s text:c="4"/>}</text:p>
            <text:p text:style-name="P16"><text:s text:c="4"/>post {</text:p>
            <text:p text:style-name="P16"><text:s text:c="8"/>failure {</text:p>
            <text:p text:style-name="P16"><text:s text:c="12"/>echo "ALARM! The build failed. Sending email to the team..."</text:p>
            <text:p text:style-name="P16"><text:s text:c="8"/>}</text:p>
            <text:p text:style-name="P16"><text:s text:c="8"/>success {</text:p>
            <text:p text:style-name="P16"><text:s text:c="12"/>echo "Great job! Moving on..."</text:p>
            <text:p text:style-name="P16"><text:s text:c="8"/>}</text:p>
            <text:p text:style-name="P16"><text:s text:c="4"/>}</text:p>
            <text:p text:style-name="P16">}</text:p>
          </table:table-cell>
        </table:table-row>
      </table:table>
      <text:p text:style-name="Text_20_body"/>
      <text:p text:style-name="Text_20_body"/>
      <text:h text:style-name="Heading_20_3" text:outline-level="3"><text:bookmark-start text:name="__RefHeading___Toc727_4237929829"/>Advanced Logic (<text:span text:style-name="Source_20_Text">expression</text:span>)<text:bookmark-end text:name="__RefHeading___Toc727_4237929829"/></text:h>
      <text:p text:style-name="Text_20_body">Sometimes you need more than just a branch name. You can use <text:span text:style-name="Source_20_Text">expression</text:span> to write any logic you want using Groovy code.</text:p>
      <text:p text:style-name="Text_20_body"/>
      <table:table table:name="Table5" table:style-name="Table5">
        <table:table-column table:style-name="Table5.A"/>
        <text:soft-page-break/>
        <table:table-row>
          <table:table-cell table:style-name="Table5.A1" office:value-type="string">
            <text:p text:style-name="P16">when {</text:p>
            <text:p text:style-name="P16"><text:s text:c="4"/>expression { params.RUN_TESTS == true }</text:p>
            <text:p text:style-name="P16">}</text:p>
          </table:table-cell>
        </table:table-row>
      </table:table>
      <text:p text:style-name="Text_20_body"/>
      <text:p text:style-name="Text_20_body"/>
      <text:p text:style-name="P15">"How can you combine multiple conditions in a Jenkins Pipeline?"</text:p>
      <text:list text:style-name="L4">
        <text:list-item>
          <text:p text:style-name="P19"><text:span text:style-name="T2">Answer:</text:span> You can use logic operators inside the <text:span text:style-name="Source_20_Text">when</text:span> block:</text:p>
          <text:list>
            <text:list-item>
              <text:p text:style-name="P19"><text:span text:style-name="Source_20_Text"><text:span text:style-name="T2">allOf</text:span></text:span>: All conditions must be true (like an <text:span text:style-name="Source_20_Text">AND</text:span>).</text:p>
            </text:list-item>
            <text:list-item>
              <text:p text:style-name="P19"><text:span text:style-name="Source_20_Text"><text:span text:style-name="T2">anyOf</text:span></text:span>: At least one must be true (like an <text:span text:style-name="Source_20_Text">OR</text:span>).</text:p>
            </text:list-item>
            <text:list-item>
              <text:p text:style-name="P19"><text:span text:style-name="Source_20_Text"><text:span text:style-name="T2">not</text:span></text:span>: Inverts the condition.</text:p>
            </text:list-item>
          </text:list>
        </text:list-item>
        <text:list-item>
          <text:p text:style-name="P19"><text:span text:style-name="T2">Example:</text:span> <text:span text:style-name="Source_20_Text"><text:span text:style-name="T6">when { allOf { branch 'main'; expression { params.DEPLOY == true } } }</text:span></text:span></text:p>
        </text:list-item>
      </text:list>
      <text:p text:style-name="Text_20_body"/>
      <text:p text:style-name="Text_20_body"/>
      <text:p text:style-name="P14">#################################################################################</text:p>
      <text:h text:style-name="P20" text:outline-level="2"><text:bookmark-start text:name="__RefHeading___Toc1021_3111716245"/>SSH Agent<text:bookmark-end text:name="__RefHeading___Toc1021_3111716245"/></text:h>
      <text:h text:style-name="Heading_20_2" text:outline-level="2"><text:bookmark-start text:name="__RefHeading___Toc729_4237929829COPY_IS_MOVE"/><draw:frame draw:style-name="fr1" draw:name="Frame1" text:anchor-type="as-char" draw:z-index="0"><draw:text-box fo:min-height="0in" fo:min-width="0in"><text:h text:style-name="P21" text:outline-level="3"><text:bookmark-start text:name="__RefHeading___Toc729_4237929829"/>What is SSH Agent?<text:bookmark-end text:name="__RefHeading___Toc729_4237929829"/></text:h></draw:text-box></draw:frame><text:s/><text:bookmark-end text:name="__RefHeading___Toc729_4237929829COPY_IS_MOVE"/></text:h>
      <text:p text:style-name="P14"/>
      <text:p text:style-name="P14">Normally, to connect to a remote server, you need an SSH key. If your Jenkins script needs to move a file to a web server, it needs that key.</text:p>
      <text:list text:style-name="L5">
        <text:list-item>
          <text:p text:style-name="P22"><text:span text:style-name="T2">The Problem:</text:span> Storing keys in plain text inside a script is a massive security risk.</text:p>
        </text:list-item>
        <text:list-item>
          <text:p text:style-name="P22"><text:span text:style-name="T2">The Solution:</text:span> You store the key in Jenkins' "Credentials" vault. The <text:span text:style-name="T2">SSH Agent Plugin</text:span> then "provides" that key to your build process temporarily and safely.</text:p>
        </text:list-item>
      </text:list>
      <text:p text:style-name="P14"/>
      <text:p text:style-name="P14"/>
      <text:h text:style-name="Heading_20_3" text:outline-level="3"><text:bookmark-start text:name="__RefHeading___Toc731_4237929829"/>Step-by-Step Setup<text:bookmark-end text:name="__RefHeading___Toc731_4237929829"/></text:h>
      <text:h text:style-name="P23" text:outline-level="3"/>
      <text:h text:style-name="P23" text:outline-level="3"><text:bookmark-start text:name="__RefHeading___Toc733_4237929829"/>Step 1: Install the Plugin<text:bookmark-end text:name="__RefHeading___Toc733_4237929829"/></text:h>
      <text:list text:style-name="L6">
        <text:list-item>
          <text:p text:style-name="P24">Go to <text:span text:style-name="T2">Dashboard</text:span> &gt; <text:span text:style-name="T2">Manage Jenkins</text:span> &gt; <text:span text:style-name="T2">Plugins</text:span>.</text:p>
        </text:list-item>
        <text:list-item>
          <text:p text:style-name="P24">Click <text:span text:style-name="T2">Available plugins</text:span> and search for <text:span text:style-name="Source_20_Text">SSH Agent</text:span>.</text:p>
        </text:list-item>
        <text:list-item>
          <text:p text:style-name="P24">Install it and restart Jenkins if prompted.</text:p>
        </text:list-item>
      </text:list>
      <text:h text:style-name="P23" text:outline-level="3"><text:soft-page-break/></text:h>
      <text:h text:style-name="P23" text:outline-level="3"><text:bookmark-start text:name="__RefHeading___Toc735_4237929829"/>Step 2: Add your SSH Private Key to Jenkins<text:bookmark-end text:name="__RefHeading___Toc735_4237929829"/></text:h>
      <text:list text:style-name="L7">
        <text:list-item>
          <text:p text:style-name="P25">Go to <text:span text:style-name="T2">Manage Jenkins</text:span> &gt; <text:span text:style-name="T2">Credentials</text:span>.</text:p>
        </text:list-item>
        <text:list-item>
          <text:p text:style-name="P25">Click on the <text:span text:style-name="T2">(global)</text:span> domain -&gt; <text:span text:style-name="T2">Add Credentials</text:span>.</text:p>
        </text:list-item>
        <text:list-item>
          <text:p text:style-name="P25"><text:span text:style-name="T2">Kind:</text:span> Select <text:span text:style-name="Source_20_Text">SSH Username with private key</text:span>.</text:p>
        </text:list-item>
        <text:list-item>
          <text:p text:style-name="P25"><text:span text:style-name="T2">ID:</text:span> Give it a name (e.g., <text:span text:style-name="Source_20_Text">my-server-key</text:span>). This is what you'll use in your code.</text:p>
        </text:list-item>
        <text:list-item>
          <text:p text:style-name="P25"><text:span text:style-name="T2">Username:</text:span> The user on the remote server (e.g., <text:span text:style-name="Source_20_Text">ubuntu</text:span> or <text:span text:style-name="Source_20_Text">root</text:span>).</text:p>
        </text:list-item>
        <text:list-item>
          <text:p text:style-name="P25"><text:span text:style-name="T2">Private Key:</text:span> Click <text:span text:style-name="T2">Enter directly</text:span> and paste the content of your <text:span text:style-name="Source_20_Text">id_rsa</text:span> file.</text:p>
        </text:list-item>
        <text:list-item>
          <text:p text:style-name="P25">Click <text:span text:style-name="T2">Create</text:span>.</text:p>
        </text:list-item>
      </text:list>
      <text:h text:style-name="P23" text:outline-level="3"/>
      <text:h text:style-name="P23" text:outline-level="3"><text:bookmark-start text:name="__RefHeading___Toc737_4237929829"/>Step 3: Use it in a Pipeline<text:bookmark-end text:name="__RefHeading___Toc737_4237929829"/></text:h>
      <text:p text:style-name="P26">Now, you use the <text:span text:style-name="Source_20_Text">sshagent</text:span> wrapper in your Pipeline script. This "wraps" your commands in a secure environment.</text:p>
      <text:p text:style-name="P14"/>
      <text:p text:style-name="P14"/>
      <table:table table:name="Table6" table:style-name="Table6">
        <table:table-column table:style-name="Table6.A"/>
        <table:table-row>
          <table:table-cell table:style-name="Table6.A1" office:value-type="string">
            <text:p text:style-name="P16">pipeline {</text:p>
            <text:p text:style-name="P16"><text:s text:c="4"/>agent any</text:p>
            <text:p text:style-name="P16"><text:s text:c="4"/>stages {</text:p>
            <text:p text:style-name="P16"><text:s text:c="8"/>stage('Deploy') {</text:p>
            <text:p text:style-name="P16"><text:s text:c="12"/>steps {</text:p>
            <text:p text:style-name="P16"><text:s text:c="16"/>// Use the ID you created in Step 2</text:p>
            <text:p text:style-name="P16"><text:s text:c="16"/>sshagent(['my-server-key']) {</text:p>
            <text:p text:style-name="P16"><text:s text:c="20"/>// Now you can run SSH commands without a password!</text:p>
            <text:p text:style-name="P16"><text:s text:c="20"/>sh 'ssh -o StrictHostKeyChecking=no ubuntu@192.168.1.50 "ls -la"'</text:p>
            <text:p text:style-name="P16"><text:s text:c="20"/>sh 'scp index.html ubuntu@192.168.1.50:/var/www/html/'</text:p>
            <text:p text:style-name="P16"><text:s text:c="16"/>}</text:p>
            <text:p text:style-name="P16"><text:s text:c="12"/>}</text:p>
            <text:p text:style-name="P16"><text:s text:c="8"/>}</text:p>
            <text:p text:style-name="P16"><text:s text:c="4"/>}</text:p>
            <text:p text:style-name="P16">}</text:p>
          </table:table-cell>
        </table:table-row>
      </table:table>
      <text:p text:style-name="P14"/>
      <text:p text:style-name="P14"/>
      <text:p text:style-name="P14"><text:span text:style-name="T2">StrictHostKeyChecking=no</text:span>: <text:s/>When connecting to a new server, SSH usually asks "Do you trust this host?". A Jenkins script can't click "Yes." Use <text:span text:style-name="Source_20_Text">-o StrictHostKeyChecking=no</text:span> to bypass this prompt automatically </text:p>
      <text:p text:style-name="P14"/>
      <text:p text:style-name="P27"><text:soft-page-break/>#################################################################################</text:p>
      <text:p text:style-name="P27"><draw:frame draw:style-name="fr1" draw:name="Frame2" text:anchor-type="as-char" draw:z-index="1"><draw:text-box fo:min-height="0in" fo:min-width="0in"><text:h text:style-name="P28" text:outline-level="2"><text:bookmark-start text:name="__RefHeading___Toc1019_3111716245"/>Docker Agent<text:bookmark-end text:name="__RefHeading___Toc1019_3111716245"/></text:h></draw:text-box></draw:frame><text:s/></text:p>
      <text:p text:style-name="P27"/>
      <text:p text:style-name="P27"/>
      <text:p text:style-name="P27">A <text:span text:style-name="T2">Docker Agent</text:span> is one of the most powerful features in modern Jenkins.</text:p>
      <text:p text:style-name="P29"><text:bookmark text:name="p-rc_309f36246b639798-18"/>Instead of running your build directly on the Jenkins server (which can get cluttered with different versions of Java, Python, or Node.js), Jenkins "spins up" a specific Docker container, runs your build inside it, and then deletes the container when finished.</text:p>
      <text:p text:style-name="P30"/>
      <text:h text:style-name="Heading_20_3" text:outline-level="3">1. The Concept: Why use a Docker Agent?</text:h>
      <text:p text:style-name="P31">Imagine you have two projects:</text:p>
      <text:list text:style-name="L8">
        <text:list-item>
          <text:p text:style-name="P32"><text:span text:style-name="T2">Project A</text:span> needs <text:span text:style-name="T2">Java 8</text:span>.</text:p>
        </text:list-item>
        <text:list-item>
          <text:p text:style-name="P32"><text:span text:style-name="T2">Project B</text:span> needs <text:span text:style-name="T2">Java 21</text:span>.</text:p>
        </text:list-item>
      </text:list>
      <text:p text:style-name="P26">If you install both on your Jenkins server, they might conflict. With a <text:span text:style-name="T2">Docker Agent</text:span>, Jenkins simply says: <text:span text:style-name="T7">"Hey Docker, give me a Java 8 container for Project A, and a Java 21 container for Project B."</text:span> They stay completely separate.</text:p>
      <text:p text:style-name="P27"/>
      <text:h text:style-name="Heading_20_3" text:outline-level="3">2. Step-by-Step Setup</text:h>
      <text:p text:style-name="P26">To use Docker agents, you need two things: <text:span text:style-name="T2">Docker</text:span> installed on your Jenkins machine and the <text:span text:style-name="T2">Docker Pipeline</text:span> plugin.</text:p>
      <text:h text:style-name="P23" text:outline-level="3">Step 1: Install Plugins</text:h>
      <text:list text:style-name="L9">
        <text:list-item>
          <text:p text:style-name="P33">Go to <text:span text:style-name="T2">Manage Jenkins</text:span> &gt; <text:span text:style-name="T2">Plugins</text:span>.</text:p>
        </text:list-item>
        <text:list-item>
          <text:p text:style-name="P33">Search for and install:</text:p>
          <text:list>
            <text:list-item>
              <text:p text:style-name="P34">Docker</text:p>
            </text:list-item>
            <text:list-item>
              <text:p text:style-name="P34">Docker Pipeline</text:p>
            </text:list-item>
          </text:list>
        </text:list-item>
        <text:list-item>
          <text:p text:style-name="P33">Restart Jenkins.</text:p>
        </text:list-item>
      </text:list>
      <text:h text:style-name="P17" text:outline-level="3"><text:span text:style-name="T8">Step 2: Ensure Jenkins can talk to D</text:span><text:span text:style-name="T9">ocker</text:span></text:h>
      <text:p text:style-name="P29"><text:bookmark text:name="p-rc_309f36246b639798-19"/>The Jenkins user on your server needs permission to run Docker commands.</text:p>
      <text:p text:style-name="P35"><text:bookmark text:name="p-rc_309f36246b639798-20"/><text:span text:style-name="T2">Technical Note:</text:span> On Linux, you usually need to add the <text:span text:style-name="Source_20_Text">jenkins</text:span> user to the <text:span text:style-name="Source_20_Text">docker</text:span> group: <text:span text:style-name="Source_20_Text">sudo usermod -aG docker jenkins</text:span> (Then restart Jenkins).</text:p>
      <text:p text:style-name="P27"/>
      <text:p text:style-name="P27"/>
      <text:h text:style-name="P36" text:outline-level="3"><text:soft-page-break/>Step 3: Write the Pipeline</text:h>
      <text:p text:style-name="P26">In your <text:span text:style-name="Source_20_Text">Jenkinsfile</text:span>, you replace <text:span text:style-name="Source_20_Text">agent any</text:span> with a <text:span text:style-name="Source_20_Text">docker</text:span> block.</text:p>
      <text:p text:style-name="P27"/>
      <table:table table:name="Table7" table:style-name="Table7">
        <table:table-column table:style-name="Table7.A"/>
        <table:table-row>
          <table:table-cell table:style-name="Table7.A1" office:value-type="string">
            <text:p text:style-name="P16">pipeline {</text:p>
            <text:p text:style-name="P16"><text:s text:c="4"/>agent {</text:p>
            <text:p text:style-name="P16"><text:s text:c="8"/>docker { </text:p>
            <text:p text:style-name="P16"><text:s text:c="12"/>image 'node:20-alpine' // Jenkins will pull this image automatically</text:p>
            <text:p text:style-name="P16"><text:s text:c="8"/>}</text:p>
            <text:p text:style-name="P16"><text:s text:c="4"/>}</text:p>
            <text:p text:style-name="P16"><text:s text:c="4"/>stages {</text:p>
            <text:p text:style-name="P16"><text:s text:c="8"/>stage('Check Version') {</text:p>
            <text:p text:style-name="P16"><text:s text:c="12"/>steps {</text:p>
            <text:p text:style-name="P16"><text:s text:c="16"/>// This command runs INSIDE the Node container</text:p>
            <text:p text:style-name="P16"><text:s text:c="16"/>sh 'node -v'</text:p>
            <text:p text:style-name="P16"><text:s text:c="16"/>sh 'npm -v'</text:p>
            <text:p text:style-name="P16"><text:s text:c="12"/>}</text:p>
            <text:p text:style-name="P16"><text:s text:c="8"/>}</text:p>
            <text:p text:style-name="P16"><text:s text:c="4"/>}</text:p>
            <text:p text:style-name="P16">}</text:p>
          </table:table-cell>
        </table:table-row>
      </table:table>
      <text:p text:style-name="P27"/>
      <text:p text:style-name="P27"/>
      <text:h text:style-name="Heading_20_3" text:outline-level="3">3. Advanced Setup: Different Containers for Different Stages</text:h>
      <text:p text:style-name="P27"/>
      <text:p text:style-name="P27">You don't have to use one container for the whole pipeline. You can switch!</text:p>
      <text:p text:style-name="P27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6">pipeline {</text:p>
            <text:p text:style-name="P16"><text:s text:c="4"/>agent none // Don't pick a global agent</text:p>
            <text:p text:style-name="P16"><text:s text:c="4"/>stages {</text:p>
            <text:p text:style-name="P16"><text:s text:c="8"/>stage('Build Back-end') {</text:p>
            <text:p text:style-name="P16"><text:s text:c="12"/>agent { docker { image 'maven:3.9-eclipse-temurin-17' } }</text:p>
            <text:p text:style-name="P16"><text:s text:c="12"/>steps {</text:p>
            <text:p text:style-name="P16"><text:s text:c="16"/>sh 'mvn --version'</text:p>
            <text:p text:style-name="P16"><text:s text:c="12"/>}</text:p>
            <text:p text:style-name="P16"><text:s text:c="8"/>}</text:p>
            <text:p text:style-name="P16"><text:s text:c="8"/>stage('Build Front-end') {</text:p>
            <text:p text:style-name="P16"><text:s text:c="12"/>agent { docker { image 'node:20' } }</text:p>
            <text:p text:style-name="P16"><text:s text:c="12"/>steps {</text:p>
            <text:p text:style-name="P16"><text:s text:c="16"/>sh 'npm install'</text:p>
            <text:p text:style-name="P16"><text:s text:c="12"/>}</text:p>
            <text:p text:style-name="P16"><text:s text:c="8"/>}</text:p>
            <text:p text:style-name="P16"><text:s text:c="4"/>}</text:p>
            <text:p text:style-name="P16"><text:soft-page-break/>}</text:p>
          </table:table-cell>
        </table:table-row>
      </table:table>
      <text:p text:style-name="P27"/>
      <text:p text:style-name="P27"/>
      <text:p text:style-name="P27"/>
      <text:p text:style-name="P27">#################################################################################</text:p>
      <text:p text:style-name="P27"/>
      <text:p text:style-name="P27"/>
      <text:p text:style-name="P37">#################################################################################</text:p>
      <text:p text:style-name="P37">#################################################################################</text:p>
      <text:h text:style-name="Heading_20_3" text:outline-level="3"><text:bookmark-start text:name="__RefHeading___Toc615_4237929829"/>Sections within <text:span text:style-name="Source_20_Text">post</text:span><text:bookmark-end text:name="__RefHeading___Toc615_4237929829"/></text:h>
      <text:p text:style-name="Text_20_body">The <text:span text:style-name="Source_20_Text">post</text:span> section is a block that contains different <text:span text:style-name="T2">condition blocks</text:span>, each of which executes based on the final status of the build. Here are the most common ones:</text:p>
      <text:list text:style-name="L10">
        <text:list-item>
          <text:p text:style-name="P38"><text:span text:style-name="Source_20_Text"><text:span text:style-name="T2">always</text:span></text:span>: This block runs regardless of the build's outcome (success, failure, or aborted). It's useful for cleanup tasks like deleting temporary files or notifying a user about the build's completion.</text:p>
        </text:list-item>
        <text:list-item>
          <text:p text:style-name="P38"><text:span text:style-name="Source_20_Text"><text:span text:style-name="T2">success</text:span></text:span>: This block runs only if all the stages in the pipeline have completed successfully. It's often used for tasks like deploying an application or sending a success notification.</text:p>
        </text:list-item>
        <text:list-item>
          <text:p text:style-name="P38"><text:span text:style-name="Source_20_Text"><text:span text:style-name="T2">failure</text:span></text:span>: This block runs if any stage in the pipeline fails. It's a good place to send a failure notification or archive logs for debugging.</text:p>
        </text:list-item>
        <text:list-item>
          <text:p text:style-name="P38"><text:span text:style-name="Source_20_Text"><text:span text:style-name="T2">unstable</text:span></text:span>: This block runs if the build is "unstable," which typically means a successful build with failing test cases.</text:p>
        </text:list-item>
        <text:list-item>
          <text:p text:style-name="P38"><text:span text:style-name="Source_20_Text"><text:span text:style-name="T2">aborted</text:span></text:span>: This block runs if the build is manually aborted by a user.</text:p>
        </text:list-item>
        <text:list-item>
          <text:p text:style-name="P38"><text:span text:style-name="Source_20_Text"><text:span text:style-name="T2">changed</text:span></text:span>: This block runs if the current build's status is different from the previous build's status. For example, if a successful build is followed by a failed one.</text:p>
        </text:list-item>
      </text:list>
      <text:p text:style-name="Horizontal_20_Line"/>
      <text:h text:style-name="Heading_20_3" text:outline-level="3"><text:bookmark-start text:name="__RefHeading___Toc617_4237929829"/>Example Usage<text:bookmark-end text:name="__RefHeading___Toc617_4237929829"/></text:h>
      <text:p text:style-name="Text_20_body">Here is a simple example of a Declarative Pipeline with a <text:span text:style-name="Source_20_Text">post</text:span> section.</text:p>
      <text:p text:style-name="Text_20_body">Groovy</text:p>
      <text:p text:style-name="Preformatted_20_Text"><text:span text:style-name="Source_20_Text">pipeline {</text:span></text:p>
      <text:p text:style-name="Preformatted_20_Text"><text:span text:style-name="Source_20_Text"><text:s text:c="4"/>agent any</text:span></text:p>
      <text:p text:style-name="Preformatted_20_Text"/>
      <text:p text:style-name="Preformatted_20_Text"><text:span text:style-name="Source_20_Text"><text:s text:c="4"/>stages {</text:span></text:p>
      <text:p text:style-name="Preformatted_20_Text"><text:span text:style-name="Source_20_Text"><text:s text:c="8"/>stage('Build') {</text:span></text:p>
      <text:p text:style-name="Preformatted_20_Text"><text:span text:style-name="Source_20_Text"><text:s text:c="12"/>steps {</text:span></text:p>
      <text:p text:style-name="Preformatted_20_Text"><text:span text:style-name="Source_20_Text"><text:s text:c="16"/>echo 'Building the application...'</text:span></text:p>
      <text:p text:style-name="Preformatted_20_Text"><text:span text:style-name="Source_20_Text"><text:s text:c="16"/>// Simulating a successful build</text:span></text:p>
      <text:p text:style-name="Preformatted_20_Text"><text:span text:style-name="Source_20_Text"><text:s text:c="12"/>}</text:span></text:p>
      <text:p text:style-name="Preformatted_20_Text"><text:soft-page-break/><text:span text:style-name="Source_20_Text"><text:s text:c="8"/>}</text:span></text:p>
      <text:p text:style-name="Preformatted_20_Text"><text:span text:style-name="Source_20_Text"><text:s text:c="8"/>stage('Test') {</text:span></text:p>
      <text:p text:style-name="Preformatted_20_Text"><text:span text:style-name="Source_20_Text"><text:s text:c="12"/>steps {</text:span></text:p>
      <text:p text:style-name="Preformatted_20_Text"><text:span text:style-name="Source_20_Text"><text:s text:c="16"/>echo 'Running tests...'</text:span></text:p>
      <text:p text:style-name="Preformatted_20_Text"><text:span text:style-name="Source_20_Text"><text:s text:c="16"/>// Simulating a failed test</text:span></text:p>
      <text:p text:style-name="Preformatted_20_Text"><text:span text:style-name="Source_20_Text"><text:s text:c="16"/>script {</text:span></text:p>
      <text:p text:style-name="Preformatted_20_Text"><text:span text:style-name="Source_20_Text"><text:s text:c="20"/>error('Tests failed!')</text:span></text:p>
      <text:p text:style-name="Preformatted_20_Text"><text:span text:style-name="Source_20_Text"><text:s text:c="16"/>}</text:span></text:p>
      <text:p text:style-name="Preformatted_20_Text"><text:span text:style-name="Source_20_Text"><text:s text:c="12"/>}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ost {</text:span></text:p>
      <text:p text:style-name="Preformatted_20_Text"><text:span text:style-name="Source_20_Text"><text:s text:c="8"/>always {</text:span></text:p>
      <text:p text:style-name="Preformatted_20_Text"><text:span text:style-name="Source_20_Text"><text:s text:c="12"/>echo 'This will always run, even if the build fails.'</text:span></text:p>
      <text:p text:style-name="Preformatted_20_Text"><text:span text:style-name="Source_20_Text"><text:s text:c="12"/>// Cleanup actions</text:span></text:p>
      <text:p text:style-name="Preformatted_20_Text"><text:span text:style-name="Source_20_Text"><text:s text:c="8"/>}</text:span></text:p>
      <text:p text:style-name="Preformatted_20_Text"><text:span text:style-name="Source_20_Text"><text:s text:c="8"/>success {</text:span></text:p>
      <text:p text:style-name="Preformatted_20_Text"><text:span text:style-name="Source_20_Text"><text:s text:c="12"/>echo 'The build was successful!'</text:span></text:p>
      <text:p text:style-name="Preformatted_20_Text"><text:span text:style-name="Source_20_Text"><text:s text:c="12"/>// Deployment actions</text:span></text:p>
      <text:p text:style-name="Preformatted_20_Text"><text:span text:style-name="Source_20_Text"><text:s text:c="8"/>}</text:span></text:p>
      <text:p text:style-name="Preformatted_20_Text"><text:span text:style-name="Source_20_Text"><text:s text:c="8"/>failure {</text:span></text:p>
      <text:p text:style-name="Preformatted_20_Text"><text:span text:style-name="Source_20_Text"><text:s text:c="12"/>echo 'The build failed. Sending a notification...'</text:span></text:p>
      <text:p text:style-name="Preformatted_20_Text"><text:span text:style-name="Source_20_Text"><text:s text:c="12"/>// Notification actions</text:span></text:p>
      <text:p text:style-name="Preformatted_20_Text"><text:span text:style-name="Source_20_Text"><text:s text:c="8"/>}</text:span></text:p>
      <text:p text:style-name="Preformatted_20_Text"><text:span text:style-name="Source_20_Text"><text:s text:c="8"/>aborted {</text:span></text:p>
      <text:p text:style-name="Preformatted_20_Text"><text:span text:style-name="Source_20_Text"><text:s text:c="12"/>echo 'The build was aborted.'</text:span></text:p>
      <text:p text:style-name="Preformatted_20_Text"><text:span text:style-name="Source_20_Text"><text:s text:c="12"/>// Abort-specific actions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39"><text:span text:style-name="Source_20_Text">}</text:span></text:p>
      <text:p text:style-name="Text_20_body">In this example, because the <text:span text:style-name="T2">'Test'</text:span> stage is designed to fail, the <text:span text:style-name="Source_20_Text"><text:span text:style-name="T2">failure</text:span></text:span> block within <text:span text:style-name="Source_20_Text">post</text:span> will execute, along with the <text:span text:style-name="Source_20_Text"><text:span text:style-name="T2">always</text:span></text:span> block. The <text:span text:style-name="Source_20_Text"><text:span text:style-name="T2">success</text:span></text:span> block will be skipped.</text:p>
      <text:p text:style-name="P40"/>
      <text:p text:style-name="P40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Google Sans" svg:font-family="'Google Sans', sans-serif"/>
    <style:font-face style:name="Google Sans Text" svg:font-family="'Google Sans Text', sans-serif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Ubuntu Mono" svg:font-family="'Ubuntu Mono'" style:font-family-generic="modern" style:font-pitch="fixed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style:style style:name="Inline_20_Heading" style:display-name="Inline Heading" style:family="graphic">
      <style:graphic-properties fo:min-width="0in" fo:min-height="0in" text:anchor-type="as-char" svg:y="0in" fo:margin-left="0in" fo:margin-right="0in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 style:page-usage="mirrored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cfe7f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  <style:footer-left>
        <text:p text:style-name="MP2"><text:bookmark-start text:name="PageNumWizard_FOOTER_Default Page Style2"/><text:page-number text:select-page="current">10</text:page-number><text:bookmark-end text:name="PageNumWizard_FOOTER_Default Page Style2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shekhar </meta:initial-creator>
    <meta:creation-date>2025-09-11T21:15:32.63</meta:creation-date>
    <dc:date>2026-02-18T16:54:32.554097800</dc:date>
    <meta:editing-duration>PT1H58M56S</meta:editing-duration>
    <meta:editing-cycles>13</meta:editing-cycles>
    <meta:generator>LibreOffice/25.2.4.1$Windows_X86_64 LibreOffice_project/09303ce8b49f86f106fccd32b1324662053027cc</meta:generator>
    <meta:document-statistic meta:table-count="8" meta:image-count="0" meta:object-count="0" meta:page-count="11" meta:paragraph-count="277" meta:word-count="1634" meta:character-count="11315" meta:non-whitespace-character-count="8583"/>
  </office:meta>
</office:document-meta>
</file>